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vertical-align="middle" draw:auto-grow-height="false" fo:min-height="0.749cm" fo:min-width="0.499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1.5cm" svg:height="1.5cm" svg:x="4.968cm" svg:y="2.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3" draw:layer="layout" svg:width="1.5cm" svg:height="1.5cm" svg:x="4.968cm" svg:y="4.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4" draw:layer="layout" svg:width="1.5cm" svg:height="1.5cm" svg:x="4.968cm" svg:y="8.7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1" draw:id="id2" draw:layer="layout" svg:width="1.5cm" svg:height="1.5cm" svg:x="8.968cm" svg:y="4.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1" draw:layer="layout" draw:type="line" svg:x1="6.468cm" svg:y1="3.249cm" svg:x2="9.186cm" svg:y2="4.718cm" draw:start-shape="id1" draw:start-glue-point="10" draw:end-shape="id2" draw:end-glue-point="5">
          <text:p text:style-name="P2"/>
        </draw:connector>
        <draw:connector draw:style-name="gr2" draw:text-style-name="P1" draw:layer="layout" draw:type="line" svg:x1="6.468cm" svg:y1="5.249cm" svg:x2="8.968cm" svg:y2="5.249cm" draw:start-shape="id3" draw:start-glue-point="10" draw:end-shape="id2" draw:end-glue-point="6">
          <text:p text:style-name="P2"/>
        </draw:connector>
        <draw:connector draw:style-name="gr2" draw:text-style-name="P1" draw:layer="layout" draw:type="line" svg:x1="6.468cm" svg:y1="9.449cm" svg:x2="9.186cm" svg:y2="5.78cm" draw:start-shape="id4" draw:start-glue-point="10" draw:end-shape="id2" draw:end-glue-point="7">
          <text:p text:style-name="P2"/>
        </draw:connector>
        <draw:line draw:style-name="gr2" draw:text-style-name="P1" draw:layer="layout" svg:x1="2cm" svg:y1="3.095cm" svg:x2="5cm" svg:y2="3.095cm">
          <text:p text:style-name="P2"/>
        </draw:line>
        <draw:line draw:style-name="gr2" draw:text-style-name="P1" draw:layer="layout" svg:x1="2cm" svg:y1="5cm" svg:x2="5cm" svg:y2="5cm">
          <text:p text:style-name="P2"/>
        </draw:line>
        <draw:line draw:style-name="gr2" draw:text-style-name="P1" draw:layer="layout" svg:x1="2cm" svg:y1="9.3cm" svg:x2="5cm" svg:y2="9.3cm">
          <text:p text:style-name="P2"/>
        </draw:line>
        <draw:frame draw:style-name="gr3" draw:layer="layout" svg:width="0.571cm" svg:height="0.527cm" svg:x="2.037cm" svg:y="3.22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571cm" svg:height="0.527cm" svg:x="2.038cm" svg:y="5.1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571cm" svg:height="0.527cm" svg:x="2.039cm" svg:y="9.43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643cm" svg:height="0.527cm" svg:x="5.438cm" svg:y="2.9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651cm" svg:height="0.527cm" svg:x="5.439cm" svg:y="4.93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647cm" svg:height="0.527cm" svg:x="5.44cm" svg:y="9.13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1.055cm" svg:height="0.527cm" svg:x="6.939cm" svg:y="2.93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1.076cm" svg:height="0.527cm" svg:x="6.94cm" svg:y="4.63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1.067cm" svg:height="0.527cm" svg:x="6.941cm" svg:y="6.83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0.68cm" svg:height="2.384cm" svg:x="5.42cm" svg:y="5.916cm">
          <draw:text-box>
            <text:p text:style-name="P2">.</text:p>
            <text:p text:style-name="P2">.</text:p>
            <text:p text:style-name="P2">.</text:p>
          </draw:text-box>
        </draw:frame>
        <draw:frame draw:style-name="gr3" draw:layer="layout" svg:width="1.246cm" svg:height="0.577cm" svg:x="9.137cm" svg:y="4.9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421cm" svg:height="0.469cm" svg:x="11.237cm" svg:y="4.6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0.442cm" svg:height="0.469cm" svg:x="11.737cm" svg:y="6.9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2" draw:text-style-name="P1" draw:layer="layout" svg:x1="10.5cm" svg:y1="5.3cm" svg:x2="12cm" svg:y2="5.3cm">
          <text:p text:style-name="P2"/>
        </draw:line>
        <draw:custom-shape draw:style-name="gr1" draw:text-style-name="P1" draw:layer="layout" svg:width="0.5cm" svg:height="0.5cm" svg:x="12cm" svg:y="5.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1" draw:layer="layout" svg:x1="12.5cm" svg:y1="5.3cm" svg:x2="15cm" svg:y2="5.3cm">
          <text:p text:style-name="P2"/>
        </draw:line>
        <draw:line draw:style-name="gr2" draw:text-style-name="P1" draw:layer="layout" svg:x1="12.3cm" svg:y1="7.6cm" svg:x2="12.3cm" svg:y2="5.6cm">
          <text:p text:style-name="P2"/>
        </draw:line>
        <draw:frame draw:style-name="gr3" draw:layer="layout" svg:width="1.054cm" svg:height="0.482cm" svg:x="13.637cm" svg:y="4.65cm">
          <draw:object xlink:href="./Object 13" xlink:type="simple" xlink:show="embed" xlink:actuate="onLoad"/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ichele Caini</meta:initial-creator>
    <meta:creation-date>2007-09-29T12:57:17</meta:creation-date>
    <dc:creator>Michele Caini</dc:creator>
    <dc:date>2007-09-29T15:32:24</dc:date>
    <meta:editing-cycles>1</meta:editing-cycles>
    <meta:editing-duration>PT1H59M6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x</math:mi>
      <math:mn>1</math:mn>
    </math:msub>
    <math:annotation math:encoding="StarMath 5.0">x_{1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o math:stretchy="false">∑</math:mo>
      <math:mi math:fontstyle="italic">wx</math:mi>
    </math:mrow>
    <math:annotation math:encoding="StarMath 5.0">sum{wx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i>g</math:mi>
    <math:annotation math:encoding="StarMath 5.0">g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o math:stretchy="false">(</math:mo>
        <math:mi>a</math:mi>
        <math:mo math:stretchy="false">)</math:mo>
      </math:mrow>
    </math:mrow>
    <math:annotation math:encoding="StarMath 5.0">g (a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x</math:mi>
      <math:mn>2</math:mn>
    </math:msub>
    <math:annotation math:encoding="StarMath 5.0">x_{2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x</math:mi>
      <math:mi>n</math:mi>
    </math:msub>
    <math:annotation math:encoding="StarMath 5.0">x_{n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b>
      <math:mi>w</math:mi>
      <math:mn>1</math:mn>
    </math:msub>
    <math:annotation math:encoding="StarMath 5.0">w_{1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b>
      <math:mi>w</math:mi>
      <math:mn>2</math:mn>
    </math:msub>
    <math:annotation math:encoding="StarMath 5.0">w_{2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b>
      <math:mi>w</math:mi>
      <math:mi>n</math:mi>
    </math:msub>
    <math:annotation math:encoding="StarMath 5.0">w_{n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sub>
        <math:mi>w</math:mi>
        <math:mn>1</math:mn>
      </math:msub>
    </math:mrow>
    <math:annotation math:encoding="StarMath 5.0">x_{1}w_{1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2</math:mn>
      </math:msub>
      <math:msub>
        <math:mi>w</math:mi>
        <math:mn>2</math:mn>
      </math:msub>
    </math:mrow>
    <math:annotation math:encoding="StarMath 5.0">x_{2}w_{2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i>n</math:mi>
      </math:msub>
      <math:msub>
        <math:mi>w</math:mi>
        <math:mi>n</math:mi>
      </math:msub>
    </math:mrow>
    <math:annotation math:encoding="StarMath 5.0">x_{n}w_{n}</math:annotation>
  </math:semantics>
</math:math>
</file>